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keep-together="always" fo:keep-with-next="always"/>
    </style:style>
    <style:style style:name="P2" style:family="paragraph" style:parent-style-name="Standard">
      <style:paragraph-properties fo:keep-together="always" fo:keep-with-next="always"/>
      <style:text-properties fo:font-weight="normal" style:font-weight-asian="normal" style:font-weight-complex="normal"/>
    </style:style>
    <style:style style:name="P3" style:family="paragraph" style:parent-style-name="Horizontal_20_Line">
      <style:paragraph-properties fo:keep-together="always" fo:keep-with-next="always"/>
    </style:style>
    <style:style style:name="P4" style:family="paragraph" style:parent-style-name="Standard" style:master-page-name="">
      <style:paragraph-properties fo:keep-together="always" style:page-number="auto" fo:keep-with-next="always"/>
    </style:style>
    <style:style style:name="P5" style:family="paragraph" style:parent-style-name="Horizontal_20_Line" style:master-page-name="">
      <style:paragraph-properties fo:keep-together="auto" style:page-number="auto" fo:keep-with-next="auto"/>
    </style:style>
    <style:style style:name="P6" style:family="paragraph" style:parent-style-name="Standard" style:master-page-name="">
      <style:paragraph-properties fo:keep-together="auto" style:page-number="auto" fo:keep-with-next="auto"/>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4">
      <style:text-properties fo:font-weight="normal" style:font-weight-asian="normal" style:font-weight-complex="normal"/>
    </style:style>
    <style:style style:name="P9" style:family="paragraph" style:parent-style-name="Standard" style:list-style-name="L15">
      <style:text-properties fo:font-weight="normal" style:font-weight-asian="normal" style:font-weight-complex="normal"/>
    </style:style>
    <style:style style:name="P10" style:family="paragraph" style:parent-style-name="Standard" style:list-style-name="L20"/>
    <style:style style:name="P11" style:family="paragraph" style:parent-style-name="Standard" style:list-style-name="L24"/>
    <style:style style:name="P12" style:family="paragraph" style:parent-style-name="Standard" style:list-style-name="L1">
      <style:paragraph-properties fo:keep-together="always" fo:keep-with-next="always"/>
    </style:style>
    <style:style style:name="P13" style:family="paragraph" style:parent-style-name="Standard" style:list-style-name="L2">
      <style:paragraph-properties fo:keep-together="always" fo:keep-with-next="always"/>
    </style:style>
    <style:style style:name="P14" style:family="paragraph" style:parent-style-name="Standard" style:list-style-name="L3">
      <style:paragraph-properties fo:keep-together="always" fo:keep-with-next="always"/>
    </style:style>
    <style:style style:name="P15" style:family="paragraph" style:parent-style-name="Standard" style:list-style-name="L4">
      <style:paragraph-properties fo:keep-together="always" fo:keep-with-next="always"/>
    </style:style>
    <style:style style:name="P16" style:family="paragraph" style:parent-style-name="Standard" style:list-style-name="L5">
      <style:paragraph-properties fo:keep-together="always" fo:keep-with-next="always"/>
    </style:style>
    <style:style style:name="P17" style:family="paragraph" style:parent-style-name="Standard" style:list-style-name="L6">
      <style:paragraph-properties fo:keep-together="always" fo:keep-with-next="always"/>
    </style:style>
    <style:style style:name="P18" style:family="paragraph" style:parent-style-name="Standard" style:list-style-name="L7">
      <style:paragraph-properties fo:keep-together="always" fo:keep-with-next="always"/>
    </style:style>
    <style:style style:name="P19" style:family="paragraph" style:parent-style-name="Standard" style:list-style-name="L8">
      <style:paragraph-properties fo:keep-together="always" fo:keep-with-next="always"/>
    </style:style>
    <style:style style:name="P20" style:family="paragraph" style:parent-style-name="Standard" style:list-style-name="L9">
      <style:paragraph-properties fo:keep-together="always" fo:keep-with-next="always"/>
    </style:style>
    <style:style style:name="P21" style:family="paragraph" style:parent-style-name="Standard" style:list-style-name="L10">
      <style:paragraph-properties fo:keep-together="always" fo:keep-with-next="always"/>
    </style:style>
    <style:style style:name="P22" style:family="paragraph" style:parent-style-name="Standard" style:list-style-name="L11">
      <style:paragraph-properties fo:keep-together="always" fo:keep-with-next="always"/>
    </style:style>
    <style:style style:name="P23" style:family="paragraph" style:parent-style-name="Standard" style:list-style-name="L12">
      <style:paragraph-properties fo:keep-together="always" fo:keep-with-next="always"/>
    </style:style>
    <style:style style:name="P24" style:family="paragraph" style:parent-style-name="Standard" style:list-style-name="L13">
      <style:paragraph-properties fo:keep-together="always" fo:keep-with-next="always"/>
    </style:style>
    <style:style style:name="P25" style:family="paragraph" style:parent-style-name="Standard" style:list-style-name="L14">
      <style:paragraph-properties fo:keep-together="always" fo:keep-with-next="always"/>
    </style:style>
    <style:style style:name="P26" style:family="paragraph" style:parent-style-name="Standard" style:list-style-name="L16">
      <style:paragraph-properties fo:keep-together="always" fo:keep-with-next="always"/>
    </style:style>
    <style:style style:name="P27" style:family="paragraph" style:parent-style-name="Standard" style:list-style-name="L17">
      <style:paragraph-properties fo:keep-together="always" fo:keep-with-next="always"/>
    </style:style>
    <style:style style:name="P28" style:family="paragraph" style:parent-style-name="Standard" style:list-style-name="L18">
      <style:paragraph-properties fo:keep-together="always" fo:keep-with-next="always"/>
    </style:style>
    <style:style style:name="P29" style:family="paragraph" style:parent-style-name="Standard" style:list-style-name="L19">
      <style:paragraph-properties fo:keep-together="always" fo:keep-with-next="always"/>
    </style:style>
    <style:style style:name="P30" style:family="paragraph" style:parent-style-name="Standard" style:list-style-name="L20">
      <style:paragraph-properties fo:keep-together="always" fo:keep-with-next="always"/>
    </style:style>
    <style:style style:name="P31" style:family="paragraph" style:parent-style-name="Standard" style:list-style-name="L21">
      <style:paragraph-properties fo:keep-together="always" fo:keep-with-next="always"/>
    </style:style>
    <style:style style:name="P32" style:family="paragraph" style:parent-style-name="Standard" style:list-style-name="L22">
      <style:paragraph-properties fo:keep-together="always" fo:keep-with-next="always"/>
    </style:style>
    <style:style style:name="P33" style:family="paragraph" style:parent-style-name="Standard" style:list-style-name="L23">
      <style:paragraph-properties fo:keep-together="always" fo:keep-with-next="always"/>
    </style:style>
    <style:style style:name="P34" style:family="paragraph" style:parent-style-name="Standard" style:list-style-name="L24">
      <style:paragraph-properties fo:keep-together="always" fo:keep-with-next="always"/>
    </style:style>
    <style:style style:name="P35" style:family="paragraph" style:parent-style-name="Standard" style:list-style-name="L25">
      <style:paragraph-properties fo:keep-together="always" fo:keep-with-next="always"/>
    </style:style>
    <style:style style:name="P36" style:family="paragraph" style:parent-style-name="Standard" style:list-style-name="L14">
      <style:paragraph-properties fo:keep-together="always" fo:keep-with-next="always"/>
      <style:text-properties fo:font-weight="normal" style:font-weight-asian="normal" style:font-weight-complex="normal"/>
    </style:style>
    <style:style style:name="P37" style:family="paragraph" style:parent-style-name="Standard" style:list-style-name="L6" style:master-page-name="">
      <style:paragraph-properties fo:keep-together="always" style:page-number="auto" fo:keep-with-next="always"/>
    </style:style>
    <style:style style:name="P38" style:family="paragraph" style:parent-style-name="Standard" style:list-style-name="L16" style:master-page-name="">
      <style:paragraph-properties fo:keep-together="always" style:page-number="auto"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ke is a front-end to lwmovie that is designed to simplify it even further in common playback use cases.</text:p>
      <text:p text:style-name="P1"/>
      <text:p text:style-name="P1">Generally, decoding with Cake should follow this process:</text:p>
      <text:list xml:id="list1090847667763781388" text:style-name="L1">
        <text:list-item>
          <text:p text:style-name="P12">Create time reader and file reader objects.</text:p>
        </text:list-item>
        <text:list-item>
          <text:p text:style-name="P12">Call lwmCake_Create to create a Cake decoder</text:p>
        </text:list-item>
        <text:list-item>
          <text:p text:style-name="P12">Call lwmCake_ReadMovieInfo until it returns lwmCAKE_RESULT_Initialized.</text:p>
        </text:list-item>
        <text:list-item>
          <text:p text:style-name="P12">Set up application-side decoding resources using the movie info.</text:p>
        </text:list-item>
        <text:list-item>
          <text:p text:style-name="P12">Call lwmCake_BeginDecoding to start decoding.</text:p>
        </text:list-item>
        <text:list-item>
          <text:p text:style-name="P12">Repeatedly call lwmCake_Decode and handle the results.</text:p>
        </text:list-item>
        <text:list-item>
          <text:p text:style-name="P12">When done, dispose of the Cake object with lwmCake_Destroy.</text:p>
        </text:list-item>
      </text:list>
      <text:p text:style-name="P1"/>
      <text:p text:style-name="P1"><text:span text:style-name="T1">lwmCake_Create</text:span> - Creates a Cake decoder object.</text:p>
      <text:p text:style-name="P1">Parameters:</text:p>
      <text:list xml:id="list2977788642042528200" text:style-name="L2">
        <text:list-item>
          <text:p text:style-name="P13">alloc: Memory allocator interface.</text:p>
        </text:list-item>
        <text:list-item>
          <text:p text:style-name="P13">fileReader: File reader interface. <text:s/>See lwmCakeFileReader documentation for explanation.</text:p>
        </text:list-item>
        <text:list-item>
          <text:p text:style-name="P13">timeReader: Time reader interface. <text:s/>See lwmCakeTimeReader documentation for explanation.</text:p>
        </text:list-item>
        <text:list-item>
          <text:p text:style-name="P13">createOptions: Creation options. <text:s/>You should zero-fill any portion of this that you don't intend to customize.</text:p>
        </text:list-item>
      </text:list>
      <text:p text:style-name="Horizontal_20_Line"/>
      <text:p text:style-name="P1"><text:span text:style-name="T1">lwmCake_ReadMovieInfo</text:span> - Attempts to parse initialization info from the movie.</text:p>
      <text:p text:style-name="P1">Parameters:</text:p>
      <text:list xml:id="list4528415759637156084" text:style-name="L3">
        <text:list-item>
          <text:p text:style-name="P14">cake: Cake decoder.</text:p>
        </text:list-item>
        <text:list-item>
          <text:p text:style-name="P14">outMovieInfo: Movie info structure that will be populated if initialization info is parsed successfully.</text:p>
        </text:list-item>
      </text:list>
      <text:p text:style-name="P1">Return values:</text:p>
      <text:list xml:id="list573101136107997897" text:style-name="L4">
        <text:list-item>
          <text:p text:style-name="P15">lwmCAKE_RESULT_Waiting: Not enough data is available from the file reader to begin decoding.</text:p>
        </text:list-item>
        <text:list-item>
          <text:p text:style-name="P15">lwmCAKE_RESULT_Initialized: Movie data was parsed successfully.</text:p>
        </text:list-item>
        <text:list-item>
          <text:p text:style-name="P15">lwmCAKE_RESULT_Error: An error occurred and processing should be aborted.</text:p>
        </text:list-item>
      </text:list>
      <text:p text:style-name="P1"/>
      <text:p text:style-name="Horizontal_20_Line"/>
      <text:p text:style-name="P1"><text:span text:style-name="T1">lwmCake_BeginDecoding</text:span> - Begins the decoding process. <text:s/>Should be called after lwmCake_ReadMovieInfo has returned lwmCAKE_RESULT_Initialized</text:p>
      <text:p text:style-name="P1">Parameters:</text:p>
      <text:list xml:id="list1522568213938030387" text:style-name="L5">
        <text:list-item>
          <text:p text:style-name="P16">cake: Cake decoder.</text:p>
        </text:list-item>
        <text:list-item>
          <text:p text:style-name="P16">decodeOptions: Decoding options. <text:s/>You should zero fill any portion of this that you don't intend to customize.</text:p>
        </text:list-item>
      </text:list>
      <text:p text:style-name="P1">Return values:</text:p>
      <text:list xml:id="list6957221863425546872" text:style-name="L6">
        <text:list-item>
          <text:p text:style-name="P37">0: Decoding initialization failed, processing should be aborted.</text:p>
        </text:list-item>
        <text:list-item>
          <text:p text:style-name="P17">Non-zero: Decoding started successfully.</text:p>
        </text:list-item>
      </text:list>
      <text:p text:style-name="P1"/>
      <text:p text:style-name="Standard"><text:span text:style-name="T1">NOTE</text:span>: After calling this function, the Cake decoder will take ownership of the custom reconstructor and frame provider fields of the decoder, whether decoding initializes successfully or not. <text:s/>They will be released when the Cake decoder is destroyed.</text:p>
      <text:p text:style-name="Horizontal_20_Line"/>
      <text:p text:style-name="Standard"><text:soft-page-break/></text:p>
      <text:p text:style-name="P1"><text:span text:style-name="T1">lwmCake_SetStreamAudioDevice</text:span> - Changes which audio device is attached to an audio stream. <text:s/>Should be called after lwmCake_BeginDecoding. <text:s/>You can attach the same audio device to multiple streams (e.g. if you're using multiple audio streams for surround sound).</text:p>
      <text:p text:style-name="P1">Parameters</text:p>
      <text:list xml:id="list6559610978971681804" text:style-name="L7">
        <text:list-item>
          <text:p text:style-name="P18">cake: Cake decoder</text:p>
        </text:list-item>
        <text:list-item>
          <text:p text:style-name="P18">streamIndex: Index of the audio stream to attach the audio device to. <text:s/>Can be NULL. <text:s/>If an existing audio device is attached to the stream, it will be detached.</text:p>
        </text:list-item>
      </text:list>
      <text:list xml:id="list1309894785355120558" text:style-name="L8">
        <text:list-item>
          <text:p text:style-name="P19">audioDevice: Audio device to attach to the audio stream.</text:p>
        </text:list-item>
      </text:list>
      <text:p text:style-name="Horizontal_20_Line"/>
      <text:p text:style-name="P1"><text:span text:style-name="T1">lwmCake_Decode</text:span> - Decodes audio/video. <text:s/>Should be called after lwmCake_BeginDecoding.</text:p>
      <text:p text:style-name="P1">Parameters:</text:p>
      <text:list xml:id="list7785563432234816315" text:style-name="L9">
        <text:list-item>
          <text:p text:style-name="P20">cake: Cake decoder</text:p>
        </text:list-item>
        <text:list-item>
          <text:p text:style-name="P20">decodeOutput: Pointer to a structure that receives additional output information.</text:p>
        </text:list-item>
      </text:list>
      <text:p text:style-name="P1">Return values:</text:p>
      <text:list xml:id="list5797754632713709467" text:style-name="L10">
        <text:list-item>
          <text:p text:style-name="P21"><text:span text:style-name="T2">lwmCAKE_RESULT_Waiting</text:span>: Decoder is waiting for more data, or waiting for more time to pass. <text:s/>You should check the displayDelay field of the decode output if you receive this result, it will indicate how many milliseconds the decoder expects to be in this state, allowing you to avoid further calls.</text:p>
        </text:list-item>
        <text:list-item>
          <text:p text:style-name="P21"><text:span text:style-name="T2">lwmCAKE_RESULT_NewVideoFrame</text:span>: A new video frame is available. <text:s/>The workFrameIndex field of the decode output will be populated with the index of the work frame, which you can pass to the frame provider to get the frame data.</text:p>
        </text:list-item>
        <text:list-item>
          <text:p text:style-name="P21"><text:span text:style-name="T2">lwmCAKE_RESULT_Finished</text:span>: Decoding reached the end of the movie.</text:p>
        </text:list-item>
        <text:list-item>
          <text:p text:style-name="P21"><text:span text:style-name="T2">lwmCAKE_RESULT_Error:</text:span> An error occurred and further processing should be aborted.</text:p>
        </text:list-item>
      </text:list>
      <text:p text:style-name="Horizontal_20_Line"/>
      <text:p text:style-name="P1"><text:span text:style-name="T1">lwmCake_GetVideoReconstructor</text:span> – Retrieves the video reconstructor assigned to a cake decoder.</text:p>
      <text:p text:style-name="P1">Parameters:</text:p>
      <text:list xml:id="list2022711034079566163" text:style-name="L11">
        <text:list-item>
          <text:p text:style-name="P22">cake: Cake decoder.</text:p>
        </text:list-item>
      </text:list>
      <text:p text:style-name="P1">Return values:</text:p>
      <text:list xml:id="list1799031165193971593" text:style-name="L12">
        <text:list-item>
          <text:p text:style-name="P23">Returns the video reconstructor object assigned to a cake decoder.</text:p>
        </text:list-item>
      </text:list>
      <text:p text:style-name="Horizontal_20_Line"/>
      <text:p text:style-name="P1"><text:span text:style-name="T1">lwmCAKE_GetVideoFrameProvider</text:span> – Retrieves the video frame provider assigned to a cake decoder.</text:p>
      <text:p text:style-name="P1">Parameters:</text:p>
      <text:list xml:id="list35565688" text:continue-list="list2022711034079566163" text:style-name="L11">
        <text:list-item>
          <text:p text:style-name="P22">cake: Cake decoder.</text:p>
        </text:list-item>
      </text:list>
      <text:p text:style-name="P1">Return values:</text:p>
      <text:list xml:id="list8348477903903752484" text:style-name="L13">
        <text:list-item>
          <text:p text:style-name="P24">Returns the frame provider object assigned to a cake decoder.</text:p>
        </text:list-item>
      </text:list>
      <text:p text:style-name="Horizontal_20_Line"/>
      <text:p text:style-name="P1"><text:soft-page-break/><text:span text:style-name="T2">lwmCake_ReadAudioSamples</text:span> – Reads audio samples from a cake decoder. <text:s/>This normally should only be called by the audio device in its queue samples callback.</text:p>
      <text:p text:style-name="P1">Parameters:</text:p>
      <text:list xml:id="list514004252497707433" text:style-name="L14">
        <text:list-item>
          <text:p text:style-name="P25">cake: Cake decoder.</text:p>
        </text:list-item>
        <text:list-item>
          <text:p text:style-name="P25">audioSource: Audio source (from the passed audio source list).</text:p>
        </text:list-item>
        <text:list-item>
          <text:p text:style-name="P25">samples: Destination memory to read the samples to.</text:p>
        </text:list-item>
        <text:list-item>
          <text:p text:style-name="P25">numSamples: Number of samples to read. <text:s/>This should not exceed the number of samples that the queue samples callback is passed, but it can be less.</text:p>
        </text:list-item>
      </text:list>
      <text:p text:style-name="Horizontal_20_Line"/>
      <text:p text:style-name="P1"><text:span text:style-name="T2">lwmCake_GetDrawTexCoords</text:span> – For use with GPU decoding: Generates texture coordinates for the upper-left and lower-right corners of work frame texture to draw.</text:p>
      <text:p text:style-name="P1">Parameters:</text:p>
      <text:list xml:id="list35561196" text:continue-numbering="true" text:style-name="L14">
        <text:list-item>
          <text:p text:style-name="P36">cake: Cake decoder.</text:p>
        </text:list-item>
        <text:list-item>
          <text:p text:style-name="P8">outTopLeft: Pointer to an array where the top-left corner's texture coordinates will be stored.</text:p>
        </text:list-item>
        <text:list-item>
          <text:p text:style-name="P8">outBottomRight: Pointer to an array where the bottom-right corner's texture coordinates will be stored.</text:p>
        </text:list-item>
      </text:list>
      <text:p text:style-name="Horizontal_20_Line"/>
      <text:p text:style-name="P1"><text:span text:style-name="T1">lwmCake_GetYCbCrWeights</text:span><text:span text:style-name="T2"> – Outputs transform weights for the current video's YCbCr format.</text:span></text:p>
      <text:p text:style-name="P7">Parameters:</text:p>
      <text:list xml:id="list2244761395261508990" text:style-name="L15">
        <text:list-item>
          <text:p text:style-name="P9">cake: Cake decoder.</text:p>
        </text:list-item>
        <text:list-item>
          <text:p text:style-name="P9">outWeights: Pointer to a structure where the transform weights will be stored.</text:p>
        </text:list-item>
      </text:list>
      <text:p text:style-name="P7"/>
      <text:p text:style-name="Horizontal_20_Line"/>
      <text:p text:style-name="P1"><text:span text:style-name="T1">lwmCake_Destroy</text:span> – Destroys a Cake decoder and releases all resources.</text:p>
      <text:p text:style-name="P1">Parameters:</text:p>
      <text:list xml:id="list7135704599975691150" text:style-name="L16">
        <text:list-item>
          <text:p text:style-name="P26">cake: Cake decoder.</text:p>
        </text:list-item>
      </text:list>
      <text:p text:style-name="P1"/>
      <text:p text:style-name="P5"/>
      <text:p text:style-name="P4"><text:span text:style-name="T1">lwmCake_SetD3D11DecodeOptions</text:span> – Creates a D3D11 frame provider and optionally a D3D11 reconstructor and configures a decode options structure to use them. <text:s/>This should be called after receiving a lwmCAKE_RESULT_Initialized event, but before calling lwmCake_BeginDecoding.</text:p>
      <text:p text:style-name="P1">Parameters:</text:p>
      <text:list xml:id="list35572859" text:continue-numbering="true" text:style-name="L16">
        <text:list-item>
          <text:p text:style-name="P26"><text:span text:style-name="T2">cake: Cake</text:span> decoder.</text:p>
        </text:list-item>
        <text:list-item>
          <text:p text:style-name="P38"><text:span text:style-name="T2">decodeOptions: Pointer</text:span> to a decode options structure that will be set up with references to the reconstructor and decode options.</text:p>
        </text:list-item>
        <text:list-item>
          <text:p text:style-name="P38"><text:span text:style-name="T2">device: Pointer</text:span> to a D3D11 device.</text:p>
        </text:list-item>
        <text:list-item>
          <text:p text:style-name="P26"><text:span text:style-name="T2">deviceContext: Pointer</text:span> to a D3D11 device context that will be used to execute operations.</text:p>
        </text:list-item>
        <text:list-item>
          <text:p text:style-name="P38"><text:span text:style-name="T2">useHardwareReconstructor: If non</text:span>-zero, enables hardware reconstruction and will create a hardware reconstructor.</text:p>
        </text:list-item>
      </text:list>
      <text:p text:style-name="P1">Return values:</text:p>
      <text:list xml:id="list8129579443310607860" text:style-name="L17">
        <text:list-item>
          <text:p text:style-name="P27">0: Creating D3D11 decode resources failed and no changes were made.</text:p>
        </text:list-item>
        <text:list-item>
          <text:p text:style-name="P27">Non-zero: Creating D3D11 resources succeeded.</text:p>
        </text:list-item>
      </text:list>
      <text:p text:style-name="P1"/>
      <text:p text:style-name="P6"><text:span text:style-name="T1">NOTE</text:span>: This function will not clear the customReconstructor field.</text:p>
      <text:p text:style-name="P3"><text:soft-page-break/></text:p>
      <text:h text:style-name="Heading_20_1" text:outline-level="1">Structure reference</text:h>
      <text:p text:style-name="P1"/>
      <text:p text:style-name="P1"><text:span text:style-name="T1">lwmCakeTimeReader</text:span> – Callback interface to determine the current time.</text:p>
      <text:p text:style-name="P1">Callbacks:</text:p>
      <text:list xml:id="list169458455971946162" text:style-name="L18">
        <text:list-item>
          <text:p text:style-name="P28">getTimeMillisecondsFunc: Should return the current time in milliseconds. <text:s/>It does not matter what the time in milliseconds is the time since, only that it is consistent.</text:p>
        </text:list-item>
        <text:list-item>
          <text:p text:style-name="P28">getResolutionMillisecondsFunc: Should return how far off the timer can be from the actual time.</text:p>
        </text:list-item>
      </text:list>
      <text:p text:style-name="Horizontal_20_Line"/>
      <text:p text:style-name="P1"><text:span text:style-name="T1">lwmCakeFileReader</text:span> – Callback interface to read file data.</text:p>
      <text:p text:style-name="P1">Callbacks:</text:p>
      <text:list xml:id="list3586582068783649995" text:style-name="L19">
        <text:list-item>
          <text:p text:style-name="P29">isEOFFunc: Should return a non-zero integer if the input file has reached the end, or 0 if there may be more data.</text:p>
        </text:list-item>
        <text:list-item>
          <text:p text:style-name="P29">readBytesFunc: Should read data from the associated file. <text:s/>If no data is available, this should return as much data as is available. <text:s/>You can use non-blocking IO with this function by returning however many bytes are currently available.</text:p>
          <text:list>
            <text:list-item>
              <text:p text:style-name="P29">Parameters:</text:p>
              <text:list>
                <text:list-item>
                  <text:p text:style-name="P29">dest: Destination memory buffer.</text:p>
                </text:list-item>
                <text:list-item>
                  <text:p text:style-name="P29">numBytes: Maximum number of bytes to read</text:p>
                </text:list-item>
              </text:list>
            </text:list-item>
            <text:list-item>
              <text:p text:style-name="P29">Return value:</text:p>
              <text:list>
                <text:list-item>
                  <text:p text:style-name="P29">Number of bytes that were actually read.</text:p>
                </text:list-item>
              </text:list>
            </text:list-item>
          </text:list>
        </text:list-item>
      </text:list>
      <text:p text:style-name="Horizontal_20_Line"/>
      <text:p text:style-name="P1"><text:span text:style-name="T1">lwmCakeAudioStreamInfo</text:span> – Information about an audio stream.</text:p>
      <text:p text:style-name="P1">Fields:</text:p>
      <text:list xml:id="list778246822214629260" text:style-name="L20">
        <text:list-item>
          <text:p text:style-name="P30">sampleRate: Sample rate of the audio stream.</text:p>
        </text:list-item>
        <text:list-item>
          <text:p text:style-name="P30">speakerLayout: Speaker layout of the stream.</text:p>
        </text:list-item>
        <text:list-item>
          <text:p text:style-name="P10">metaID: 8-character meta ID of the stream. <text:s/>You can use this, for example, to tag audio streams by language or usage.</text:p>
        </text:list-item>
        <text:list-item>
          <text:p text:style-name="P30">attachedAudioDevice: Audio device currently attached to the stream.</text:p>
        </text:list-item>
      </text:list>
      <text:p text:style-name="Horizontal_20_Line"/>
      <text:p text:style-name="P1"><text:span text:style-name="T1">lwmCakeAudioSource</text:span> – Information about a Cake audio source.</text:p>
      <text:p text:style-name="P1">Fields:</text:p>
      <text:list xml:id="list7395352734322617259" text:style-name="L21">
        <text:list-item>
          <text:p text:style-name="P31">audioStreamInfo: Information about the audio stream assigned to the audio source.</text:p>
        </text:list-item>
      </text:list>
      <text:p text:style-name="Horizontal_20_Line"/>
      <text:p text:style-name="P1"><text:soft-page-break/><text:span text:style-name="T1">lwmCakeAudioDevice</text:span> – Callback interface for a Cake audio device.</text:p>
      <text:p text:style-name="P1">Fields:</text:p>
      <text:list xml:id="list6479780798049091955" text:style-name="L22">
        <text:list-item>
          <text:p text:style-name="P32">queueSamplesFunc: Called from lwmCake_Decode when new audio samples are available. This function should queue samples for playback immediately, and if the samples are exhausted, the device should record an underrun flag for signaling back to Cake. <text:s/>Samples should be read from Cake using lwmCake_ReadAudioSamples, passing back a pointer to one of the audio source entries.</text:p>
          <text:list>
            <text:list-item>
              <text:p text:style-name="P32">Parameters:</text:p>
              <text:list>
                <text:list-item>
                  <text:p text:style-name="P32">cake: Cake decoder.</text:p>
                </text:list-item>
                <text:list-item>
                  <text:p text:style-name="P32">sources: List of audio sources with samples available.</text:p>
                </text:list-item>
                <text:list-item>
                  <text:p text:style-name="P32">numSources: Number of audio sources with samples available.</text:p>
                </text:list-item>
                <text:list-item>
                  <text:p text:style-name="P32">numSamples: Number of samples that are available to be read.</text:p>
                </text:list-item>
              </text:list>
            </text:list-item>
            <text:list-item>
              <text:p text:style-name="P32">Return value:</text:p>
              <text:list>
                <text:list-item>
                  <text:p text:style-name="P32">Number of samples that were actually read.</text:p>
                </text:list-item>
              </text:list>
            </text:list-item>
          </text:list>
        </text:list-item>
        <text:list-item>
          <text:p text:style-name="P32">underrunOccurredFunc: Should return a non-zero value if playback passed the end of queued samples, or 0 if playback is continuing.</text:p>
        </text:list-item>
        <text:list-item>
          <text:p text:style-name="P32">resetFunc: Should reset the audio device's underrun flag, discard any queued samples, and pause playback until more samples are queued.</text:p>
        </text:list-item>
      </text:list>
      <text:p text:style-name="Horizontal_20_Line"/>
      <text:p text:style-name="P1"><text:span text:style-name="T1">lwmCakeMovieInfo</text:span> – Information about a Cake movie file.</text:p>
      <text:p text:style-name="P1">Fields:</text:p>
      <text:list xml:id="list70116108630209474" text:style-name="L23">
        <text:list-item>
          <text:p text:style-name="P33">videoWidth: Width of the video in pixels.</text:p>
        </text:list-item>
        <text:list-item>
          <text:p text:style-name="P33">videoHeight: Height of the video in pixels.</text:p>
        </text:list-item>
        <text:list-item>
          <text:p text:style-name="P33">fpsNum/fpsDenom: Numerator and denominator, respectively, of a fraction determining the number of frames per second.</text:p>
        </text:list-item>
        <text:list-item>
          <text:p text:style-name="P33">videoChannelLayout: Channel layout of the video frames outputted by the decoder.</text:p>
        </text:list-item>
        <text:list-item>
          <text:p text:style-name="P33">videoFrameFormat: Frame format of the video frames outputted by the decoder.</text:p>
        </text:list-item>
        <text:list-item>
          <text:p text:style-name="P33">numAudioStreams: Number of audio streams in the video file.</text:p>
        </text:list-item>
        <text:list-item>
          <text:p text:style-name="P33">audioStreamInfos: List of audio stream info.</text:p>
        </text:list-item>
      </text:list>
      <text:p text:style-name="Horizontal_20_Line"/>
      <text:p text:style-name="P1"><text:span text:style-name="T1">lwmCakeCreateOptions</text:span> – Options for creating a Cake decoder.</text:p>
      <text:p text:style-name="P1">Fields:</text:p>
      <text:list xml:id="list4604576910723966159" text:style-name="L24">
        <text:list-item>
          <text:p text:style-name="P34">bUseThreadedDeslicer: If non-zero, enable use of the threaded deslicer. <text:s/>Using this option will increase memory usage.</text:p>
        </text:list-item>
        <text:list-item>
          <text:p text:style-name="P34">bUseThreadedReconstructor: If non-zero, enable use of the threaded reconstructor. <text:s/>Using this option will significantly increase memory usage.</text:p>
        </text:list-item>
        <text:list-item>
          <text:p text:style-name="P11">customNotifierFactory: Custom work notifier factory interface.</text:p>
        </text:list-item>
      </text:list>
      <text:p text:style-name="Horizontal_20_Line"/>
      <text:p text:style-name="P1"><text:span text:style-name="T1">lwmCakeDecodeOptions</text:span> – Decoding options.</text:p>
      <text:p text:style-name="P1">Fields:</text:p>
      <text:list xml:id="list6935733037719156311" text:style-name="L25">
        <text:list-item>
          <text:p text:style-name="P35">customFrameProvider: Custom frame provider interface.</text:p>
        </text:list-item>
        <text:list-item>
          <text:p text:style-name="P35">customReconstructor: Custom reconstructor interface.</text:p>
        </text:list-item>
      </text:list>
      <text:p text:style-name="Horizontal_20_Line"/>
      <text:p text:style-name="P1"><text:soft-page-break/><text:span text:style-name="T1">lwmCakeDecodeOutput</text:span> – Output values from the Cake decoder. <text:s/>The fields set and their use depend on the return code of lwmCake_Decode, please see that function for reference.</text:p>
      <text:p text:style-name="P1"/>
      <text:p text:style-name="Horizontal_20_Line"/>
      <text:p text:style-name="P4"><text:span text:style-name="T1">lwmCakeYCbCrWeights</text:span><text:span text:style-name="T2"> – Weighting and offset values for YCbCr to RGB conversion where the source and destination values range from 0 to 1. <text:s/>To perform the actual conversion, the result values should be:</text:span></text:p>
      <text:p text:style-name="P2"/>
      <text:p text:style-name="P2">R = addR + yToAll*Y + crToR*Cr</text:p>
      <text:p text:style-name="P2">G = addG + yToAll*Y + crToG*Cr + cbToG*Cb</text:p>
      <text:p text:style-name="P7">B = addB + yToAll*Y + cbToB*Cb</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1T19:40:25.22</meta:creation-date>
    <dc:date>2015-04-20T15:40:39.14</dc:date>
    <meta:editing-duration>PT39M25S</meta:editing-duration>
    <meta:editing-cycles>9</meta:editing-cycles>
    <meta:generator>OpenOffice/4.1.1$Win32 OpenOffice.org_project/411m6$Build-9775</meta:generator>
    <meta:document-statistic meta:table-count="0" meta:image-count="0" meta:object-count="0" meta:page-count="6" meta:paragraph-count="142" meta:word-count="1475" meta:character-count="9770"/>
  </office:meta>
</office:document-meta>
</file>